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3.56cm" fo:min-width="24.9cm"/>
    </style:style>
    <style:style style:name="gr2" style:family="graphic" style:parent-style-name="standard">
      <style:graphic-properties draw:stroke="solid" svg:stroke-width="0.053cm" svg:stroke-color="#bf819e" draw:marker-start-width="0.279cm" draw:marker-end-width="0.279cm" draw:fill-color="#00a933" draw:textarea-horizontal-align="justify" draw:textarea-vertical-align="middle" draw:auto-grow-height="false" fo:min-height="0.29cm" fo:min-width="0.04cm" fo:padding-top="0.151cm" fo:padding-bottom="0.151cm" fo:padding-left="0.276cm" fo:padding-right="0.276cm"/>
    </style:style>
    <style:style style:name="gr3" style:family="graphic" style:parent-style-name="standard">
      <style:graphic-properties svg:stroke-color="#ffff00" draw:fill-color="#00a933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svg:stroke-color="#000000" draw:fill-color="#ff4000" draw:textarea-vertical-align="middle"/>
    </style:style>
    <style:style style:name="gr5" style:family="graphic" style:parent-style-name="standard">
      <style:graphic-properties svg:stroke-color="#000000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6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1cm" fo:min-width="0.8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.8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cm" fo:min-width="3.386cm"/>
    </style:style>
    <style:style style:name="gr11" style:family="graphic" style:parent-style-name="standard">
      <style:graphic-properties draw:stroke="solid" svg:stroke-width="0.053cm" svg:stroke-color="#bf819e" draw:marker-start-width="0.279cm" draw:marker-end-width="0.279cm" draw:fill-color="#00a933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9cm" fo:min-width="3.38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color="#a1467e"/>
    </style:style>
    <style:style style:name="P8" style:family="paragraph">
      <loext:graphic-properties draw:fill="none" draw:fill-color="#ffffff"/>
      <style:text-properties fo:color="#a1467e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2pt" fo:font-style="italic"/>
    </style:style>
    <style:style style:name="P11" style:family="paragraph">
      <loext:graphic-properties draw:fill="none" draw:fill-color="#ffffff"/>
      <style:text-properties fo:font-size="12pt" fo:font-style="italic"/>
    </style:style>
    <style:style style:name="T1" style:family="text">
      <style:text-properties fo:color="#a1467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.81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62cm" svg:height="0.76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4.06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5.33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6.60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7.87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9.14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0.41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1.68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2.95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4.22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5.49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6.76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8.03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9.30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0.57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1.84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3.11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4.38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762cm" svg:height="0.762cm" svg:x="25.654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762cm" svg:height="0.762cm" svg:x="1.52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4.06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5.33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6.60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7.87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9.14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0.41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1.68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2.95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4.22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5.49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6.76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8.03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9.30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0.57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1.84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3.11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4.38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762cm" svg:height="0.762cm" svg:x="25.654cm" svg:y="4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polygon draw:style-name="gr4" draw:text-style-name="P3" draw:layer="layout" svg:width="0.635cm" svg:height="0.317cm" svg:x="0.982cm" svg:y="0.725cm" svg:viewBox="0 0 636 318" draw:points="0,0 0,318 636,159">
            <text:p/>
          </draw:polygon>
          <draw:polygon draw:style-name="gr5" draw:text-style-name="P4" draw:layer="layout" svg:width="0.635cm" svg:height="0.317cm" svg:x="0.346cm" svg:y="0.725cm" svg:viewBox="0 0 636 318" draw:points="636,0 636,318 0,159">
            <text:p/>
          </draw:polygon>
          <draw:frame draw:style-name="gr6" draw:text-style-name="P6" draw:layer="layout" svg:width="0.807cm" svg:height="0.725cm" svg:x="1.073cm" svg:y="0.235cm">
            <draw:text-box>
              <text:p text:style-name="P5">N</text:p>
            </draw:text-box>
          </draw:frame>
        </draw:g>
        <draw:frame draw:style-name="gr7" draw:text-style-name="P8" draw:layer="layout" svg:width="1.237cm" svg:height="0.962cm" svg:x="1.303cm" svg:y="2.694cm">
          <draw:text-box>
            <text:p text:style-name="P7">20</text:p>
          </draw:text-box>
        </draw:frame>
        <draw:frame draw:style-name="gr7" draw:text-style-name="P9" draw:layer="layout" svg:width="1.237cm" svg:height="0.962cm" svg:x="2.573cm" svg:y="2.694cm">
          <draw:text-box>
            <text:p>19</text:p>
          </draw:text-box>
        </draw:frame>
        <draw:frame draw:style-name="gr7" draw:text-style-name="P9" draw:layer="layout" svg:width="1.237cm" svg:height="0.962cm" svg:x="3.843cm" svg:y="2.694cm">
          <draw:text-box>
            <text:p>18</text:p>
          </draw:text-box>
        </draw:frame>
        <draw:frame draw:style-name="gr7" draw:text-style-name="P9" draw:layer="layout" svg:width="1.237cm" svg:height="0.962cm" svg:x="5.113cm" svg:y="2.694cm">
          <draw:text-box>
            <text:p>17</text:p>
          </draw:text-box>
        </draw:frame>
        <draw:frame draw:style-name="gr7" draw:text-style-name="P9" draw:layer="layout" svg:width="1.237cm" svg:height="0.962cm" svg:x="6.383cm" svg:y="2.694cm">
          <draw:text-box>
            <text:p>16</text:p>
          </draw:text-box>
        </draw:frame>
        <draw:frame draw:style-name="gr7" draw:text-style-name="P9" draw:layer="layout" svg:width="1.237cm" svg:height="0.962cm" svg:x="7.653cm" svg:y="2.694cm">
          <draw:text-box>
            <text:p>15</text:p>
          </draw:text-box>
        </draw:frame>
        <draw:frame draw:style-name="gr7" draw:text-style-name="P9" draw:layer="layout" svg:width="1.237cm" svg:height="0.962cm" svg:x="8.923cm" svg:y="2.694cm">
          <draw:text-box>
            <text:p>14</text:p>
          </draw:text-box>
        </draw:frame>
        <draw:frame draw:style-name="gr7" draw:text-style-name="P9" draw:layer="layout" svg:width="1.237cm" svg:height="0.962cm" svg:x="10.193cm" svg:y="2.694cm">
          <draw:text-box>
            <text:p>13</text:p>
          </draw:text-box>
        </draw:frame>
        <draw:frame draw:style-name="gr7" draw:text-style-name="P9" draw:layer="layout" svg:width="1.237cm" svg:height="0.962cm" svg:x="11.463cm" svg:y="2.694cm">
          <draw:text-box>
            <text:p>12</text:p>
          </draw:text-box>
        </draw:frame>
        <draw:frame draw:style-name="gr7" draw:text-style-name="P9" draw:layer="layout" svg:width="1.237cm" svg:height="0.962cm" svg:x="12.733cm" svg:y="2.694cm">
          <draw:text-box>
            <text:p>11</text:p>
          </draw:text-box>
        </draw:frame>
        <draw:frame draw:style-name="gr7" draw:text-style-name="P9" draw:layer="layout" svg:width="1.237cm" svg:height="0.962cm" svg:x="14.003cm" svg:y="2.694cm">
          <draw:text-box>
            <text:p>10</text:p>
          </draw:text-box>
        </draw:frame>
        <draw:frame draw:style-name="gr7" draw:text-style-name="P9" draw:layer="layout" svg:width="1.237cm" svg:height="0.962cm" svg:x="15.273cm" svg:y="2.694cm">
          <draw:text-box>
            <text:p>09</text:p>
          </draw:text-box>
        </draw:frame>
        <draw:frame draw:style-name="gr7" draw:text-style-name="P9" draw:layer="layout" svg:width="1.237cm" svg:height="0.962cm" svg:x="16.543cm" svg:y="2.694cm">
          <draw:text-box>
            <text:p>08</text:p>
          </draw:text-box>
        </draw:frame>
        <draw:frame draw:style-name="gr7" draw:text-style-name="P9" draw:layer="layout" svg:width="1.237cm" svg:height="0.962cm" svg:x="17.813cm" svg:y="2.694cm">
          <draw:text-box>
            <text:p>07</text:p>
          </draw:text-box>
        </draw:frame>
        <draw:frame draw:style-name="gr7" draw:text-style-name="P9" draw:layer="layout" svg:width="1.237cm" svg:height="0.962cm" svg:x="19.083cm" svg:y="2.694cm">
          <draw:text-box>
            <text:p>06</text:p>
          </draw:text-box>
        </draw:frame>
        <draw:frame draw:style-name="gr7" draw:text-style-name="P9" draw:layer="layout" svg:width="1.237cm" svg:height="0.962cm" svg:x="20.353cm" svg:y="2.694cm">
          <draw:text-box>
            <text:p>05</text:p>
          </draw:text-box>
        </draw:frame>
        <draw:frame draw:style-name="gr7" draw:text-style-name="P9" draw:layer="layout" svg:width="1.237cm" svg:height="0.962cm" svg:x="21.623cm" svg:y="2.694cm">
          <draw:text-box>
            <text:p>04</text:p>
          </draw:text-box>
        </draw:frame>
        <draw:frame draw:style-name="gr7" draw:text-style-name="P9" draw:layer="layout" svg:width="1.237cm" svg:height="0.962cm" svg:x="22.893cm" svg:y="2.694cm">
          <draw:text-box>
            <text:p>03</text:p>
          </draw:text-box>
        </draw:frame>
        <draw:frame draw:style-name="gr7" draw:text-style-name="P9" draw:layer="layout" svg:width="1.237cm" svg:height="0.962cm" svg:x="24.163cm" svg:y="2.694cm">
          <draw:text-box>
            <text:p>02</text:p>
          </draw:text-box>
        </draw:frame>
        <draw:frame draw:style-name="gr7" draw:text-style-name="P9" draw:layer="layout" svg:width="1.237cm" svg:height="0.962cm" svg:x="25.433cm" svg:y="2.694cm">
          <draw:text-box>
            <text:p><text:span text:style-name="T1">01</text:span></text:p>
          </draw:text-box>
        </draw:frame>
        <draw:frame draw:style-name="gr8" draw:text-style-name="P9" draw:layer="layout" svg:width="1.406cm" svg:height="0.962cm" svg:x="0.075cm" svg:y="1.43cm">
          <draw:text-box>
            <text:p>EE</text:p>
          </draw:text-box>
        </draw:frame>
        <draw:frame draw:style-name="gr9" draw:text-style-name="P9" draw:layer="layout" svg:width="1.534cm" svg:height="1.671cm" svg:x="-0.053cm" svg:y="3.965cm">
          <draw:text-box>
            <text:p>EW</text:p>
          </draw:text-box>
        </draw:frame>
        <draw:frame draw:style-name="gr10" draw:text-style-name="P11" draw:layer="layout" svg:width="3.969cm" svg:height="0.725cm" draw:transform="rotate (-1.5707963267949) translate (27.432cm 1.146cm)">
          <draw:text-box>
            <text:p text:style-name="P10">east T300 module</text:p>
          </draw:text-box>
        </draw:frame>
        <draw:custom-shape draw:style-name="gr1" draw:text-style-name="P1" draw:layer="layout" svg:width="25.4cm" svg:height="3.81cm" svg:x="1.271cm" svg:y="5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62cm" svg:height="0.762cm" svg:x="1.525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4.06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5.33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6.60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7.87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9.14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0.41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1.68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2.95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4.22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5.49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6.76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8.03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9.30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0.57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1.84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3.11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4.38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762cm" svg:height="0.762cm" svg:x="25.655cm" svg:y="5.9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762cm" svg:height="0.762cm" svg:x="1.525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4.06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5.33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6.60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7.87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9.14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0.41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1.68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2.95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4.22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5.49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6.76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8.03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19.30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0.57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1.84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3.11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762cm" svg:height="0.762cm" svg:x="24.38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762cm" svg:height="0.762cm" svg:x="25.655cm" svg:y="8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8" draw:layer="layout" svg:width="1.237cm" svg:height="0.962cm" svg:x="1.304cm" svg:y="7.154cm">
          <draw:text-box>
            <text:p text:style-name="P7">20</text:p>
          </draw:text-box>
        </draw:frame>
        <draw:frame draw:style-name="gr7" draw:text-style-name="P9" draw:layer="layout" svg:width="1.237cm" svg:height="0.962cm" svg:x="2.574cm" svg:y="7.154cm">
          <draw:text-box>
            <text:p>19</text:p>
          </draw:text-box>
        </draw:frame>
        <draw:frame draw:style-name="gr7" draw:text-style-name="P9" draw:layer="layout" svg:width="1.237cm" svg:height="0.962cm" svg:x="3.844cm" svg:y="7.154cm">
          <draw:text-box>
            <text:p>18</text:p>
          </draw:text-box>
        </draw:frame>
        <draw:frame draw:style-name="gr7" draw:text-style-name="P9" draw:layer="layout" svg:width="1.237cm" svg:height="0.962cm" svg:x="5.114cm" svg:y="7.154cm">
          <draw:text-box>
            <text:p>17</text:p>
          </draw:text-box>
        </draw:frame>
        <draw:frame draw:style-name="gr7" draw:text-style-name="P9" draw:layer="layout" svg:width="1.237cm" svg:height="0.962cm" svg:x="6.384cm" svg:y="7.154cm">
          <draw:text-box>
            <text:p>16</text:p>
          </draw:text-box>
        </draw:frame>
        <draw:frame draw:style-name="gr7" draw:text-style-name="P9" draw:layer="layout" svg:width="1.237cm" svg:height="0.962cm" svg:x="7.654cm" svg:y="7.154cm">
          <draw:text-box>
            <text:p>15</text:p>
          </draw:text-box>
        </draw:frame>
        <draw:frame draw:style-name="gr7" draw:text-style-name="P9" draw:layer="layout" svg:width="1.237cm" svg:height="0.962cm" svg:x="8.924cm" svg:y="7.154cm">
          <draw:text-box>
            <text:p>14</text:p>
          </draw:text-box>
        </draw:frame>
        <draw:frame draw:style-name="gr7" draw:text-style-name="P9" draw:layer="layout" svg:width="1.237cm" svg:height="0.962cm" svg:x="10.194cm" svg:y="7.154cm">
          <draw:text-box>
            <text:p>13</text:p>
          </draw:text-box>
        </draw:frame>
        <draw:frame draw:style-name="gr7" draw:text-style-name="P9" draw:layer="layout" svg:width="1.237cm" svg:height="0.962cm" svg:x="11.464cm" svg:y="7.154cm">
          <draw:text-box>
            <text:p>12</text:p>
          </draw:text-box>
        </draw:frame>
        <draw:frame draw:style-name="gr7" draw:text-style-name="P9" draw:layer="layout" svg:width="1.237cm" svg:height="0.962cm" svg:x="12.734cm" svg:y="7.154cm">
          <draw:text-box>
            <text:p>11</text:p>
          </draw:text-box>
        </draw:frame>
        <draw:frame draw:style-name="gr7" draw:text-style-name="P9" draw:layer="layout" svg:width="1.237cm" svg:height="0.962cm" svg:x="14.004cm" svg:y="7.154cm">
          <draw:text-box>
            <text:p>10</text:p>
          </draw:text-box>
        </draw:frame>
        <draw:frame draw:style-name="gr7" draw:text-style-name="P9" draw:layer="layout" svg:width="1.237cm" svg:height="0.962cm" svg:x="15.274cm" svg:y="7.154cm">
          <draw:text-box>
            <text:p>09</text:p>
          </draw:text-box>
        </draw:frame>
        <draw:frame draw:style-name="gr7" draw:text-style-name="P9" draw:layer="layout" svg:width="1.237cm" svg:height="0.962cm" svg:x="16.544cm" svg:y="7.154cm">
          <draw:text-box>
            <text:p>08</text:p>
          </draw:text-box>
        </draw:frame>
        <draw:frame draw:style-name="gr7" draw:text-style-name="P9" draw:layer="layout" svg:width="1.237cm" svg:height="0.962cm" svg:x="17.814cm" svg:y="7.154cm">
          <draw:text-box>
            <text:p>07</text:p>
          </draw:text-box>
        </draw:frame>
        <draw:frame draw:style-name="gr7" draw:text-style-name="P9" draw:layer="layout" svg:width="1.237cm" svg:height="0.962cm" svg:x="19.084cm" svg:y="7.154cm">
          <draw:text-box>
            <text:p>06</text:p>
          </draw:text-box>
        </draw:frame>
        <draw:frame draw:style-name="gr7" draw:text-style-name="P9" draw:layer="layout" svg:width="1.237cm" svg:height="0.962cm" svg:x="20.354cm" svg:y="7.154cm">
          <draw:text-box>
            <text:p>05</text:p>
          </draw:text-box>
        </draw:frame>
        <draw:frame draw:style-name="gr7" draw:text-style-name="P9" draw:layer="layout" svg:width="1.237cm" svg:height="0.962cm" svg:x="21.624cm" svg:y="7.154cm">
          <draw:text-box>
            <text:p>04</text:p>
          </draw:text-box>
        </draw:frame>
        <draw:frame draw:style-name="gr7" draw:text-style-name="P9" draw:layer="layout" svg:width="1.237cm" svg:height="0.962cm" svg:x="22.894cm" svg:y="7.154cm">
          <draw:text-box>
            <text:p>03</text:p>
          </draw:text-box>
        </draw:frame>
        <draw:frame draw:style-name="gr7" draw:text-style-name="P9" draw:layer="layout" svg:width="1.237cm" svg:height="0.962cm" svg:x="24.164cm" svg:y="7.154cm">
          <draw:text-box>
            <text:p>02</text:p>
          </draw:text-box>
        </draw:frame>
        <draw:frame draw:style-name="gr7" draw:text-style-name="P9" draw:layer="layout" svg:width="1.237cm" svg:height="0.962cm" svg:x="25.434cm" svg:y="7.154cm">
          <draw:text-box>
            <text:p><text:span text:style-name="T1">01</text:span></text:p>
          </draw:text-box>
        </draw:frame>
        <draw:frame draw:style-name="gr8" draw:text-style-name="P9" draw:layer="layout" svg:width="1.661cm" svg:height="0.962cm" svg:x="-0.18cm" svg:y="5.884cm">
          <draw:text-box>
            <text:p>WE</text:p>
          </draw:text-box>
        </draw:frame>
        <draw:frame draw:style-name="gr8" draw:text-style-name="P9" draw:layer="layout" svg:width="1.727cm" svg:height="0.962cm" svg:x="-0.246cm" svg:y="8.419cm">
          <draw:text-box>
            <text:p>WW</text:p>
          </draw:text-box>
        </draw:frame>
        <draw:frame draw:style-name="gr12" draw:text-style-name="P11" draw:layer="layout" svg:width="4.049cm" svg:height="0.725cm" draw:transform="rotate (-1.5707963267949) translate (27.431cm 5.602cm)">
          <draw:text-box>
            <text:p text:style-name="P10">west T300 modu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7:52:15.775792282</meta:creation-date>
    <dc:date>2019-01-17T18:19:10.074489372</dc:date>
    <meta:editing-duration>PT16M43S</meta:editing-duration>
    <meta:editing-cycles>2</meta:editing-cycles>
    <meta:generator>LibreOffice/6.1.3.2$Linux_X86_64 LibreOffice_project/10$Build-2</meta:generator>
    <meta:document-statistic meta:object-count="132"/>
  </office:meta>
</office:document-meta>
</file>